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DE000003DEC21A6DF60E96F46B.png" manifest:media-type="image/png"/>
  <manifest:file-entry manifest:full-path="Pictures/10000200000003DE000003DEA9300FFDCC2600BA.png" manifest:media-type="image/png"/>
  <manifest:file-entry manifest:full-path="Pictures/10000201000004B0000004B0843588BF4EA32C21.png" manifest:media-type="image/png"/>
  <manifest:file-entry manifest:full-path="Pictures/10000201000004B0000004B0B6ED551CA1DC2C7C.png" manifest:media-type="image/png"/>
  <manifest:file-entry manifest:full-path="Pictures/10000200000003DE000003DE3746D9D9413EF4F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g Shoulders Text" svg:font-family="'Big Shoulders Text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1-subtitle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5" style:family="presentation" style:parent-style-name="TITLE_5f_1-title" style:list-style-name="L5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6" style:family="presentation" style:parent-style-name="TITLE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USTOM_5f_2_5f_1_5f_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9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9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0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1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2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3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4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5" style:family="presentation" style:parent-style-name="CUSTOM_5f_9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6" style:family="presentation" style:parent-style-name="CUSTOM_5f_9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7" style:family="presentation" style:parent-style-name="CUSTOM_5f_9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9_5f_1_5f_1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19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0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1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2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3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4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5" style:family="presentation" style:parent-style-name="CUSTOM_5f_9_5f_1_5f_1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6" style:family="presentation" style:parent-style-name="CUSTOM_5f_9_5f_1_5f_1-subtitle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7" style:family="presentation" style:parent-style-name="CUSTOM_5f_9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USTOM_5f_2_5f_1_5f_1_5f_1-subtitle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9" style:family="presentation" style:parent-style-name="CUSTOM_5f_2_5f_1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HEADER-title" style:list-style-name="L10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1" style:family="presentation" style:parent-style-name="SECTION_5f_HEADER-title" style:list-style-name="L11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2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TITLE_5f_AND_5f_DESCRIPTION-title" style:list-style-name="L12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4" style:family="presentation" style:parent-style-name="SECTION_5f_TITLE_5f_AND_5f_DESCRIPTION-title" style:list-style-name="L13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5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ONLY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7" style:family="presentation" style:parent-style-name="TITLE_5f_ONLY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38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ONE_5f_COLUMN_5f_TEX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0" style:family="presentation" style:parent-style-name="ONE_5f_COLUMN_5f_TEXT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41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CUSTOM_5f_2_5f_1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3" style:family="presentation" style:parent-style-name="CUSTOM_5f_2_5f_1-title" style:list-style-name="L15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4" style:family="presentation" style:parent-style-name="CUSTOM_5f_2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CUSTOM_5f_2_5f_1_5f_1-subtitle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6" style:family="presentation" style:parent-style-name="CUSTOM_5f_2_5f_1_5f_1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7" style:family="presentation" style:parent-style-name="CUSTOM_5f_2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CUSTOM_5f_9_5f_2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9" style:family="presentation" style:parent-style-name="CUSTOM_5f_9_5f_2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0" style:family="presentation" style:parent-style-name="CUSTOM_5f_9_5f_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ONE_5f_COLUMN_5f_TEXT-title" style:list-style-name="L9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2" style:family="presentation" style:parent-style-name="ONE_5f_COLUMN_5f_TEXT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3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ONE_5f_COLUMN_5f_TEXT_5f_1_5f_1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5" style:family="presentation" style:parent-style-name="ONE_5f_COLUMN_5f_TEXT_5f_1_5f_1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6" style:family="presentation" style:parent-style-name="ONE_5f_COLUMN_5f_TEXT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ONE_5f_COLUMN_5f_TEXT_5f_1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8" style:family="presentation" style:parent-style-name="ONE_5f_COLUMN_5f_TEXT_5f_1-outline1" style:list-style-name="L14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9" style:family="presentation" style:parent-style-name="ONE_5f_COLUMN_5f_TEXT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8e7b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50pt" fo:letter-spacing="normal" fo:font-style="normal" style:text-underline-style="none" fo:font-weight="normal" style:font-name-asian="Big Shoulders Text" style:font-size-asian="50pt" style:font-style-asian="normal" style:font-weight-asian="normal" style:font-name-complex="Big Shoulders Text" style:font-size-complex="50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edd8e" style:text-line-through-style="none" style:text-line-through-type="none" style:text-position="0% 100%" style:font-name="Big Shoulders Text" fo:font-size="30pt" fo:letter-spacing="normal" fo:font-style="normal" style:text-underline-style="none" fo:font-weight="normal" style:font-name-asian="Big Shoulders Text" style:font-size-asian="30pt" style:font-style-asian="normal" style:font-weight-asian="normal" style:font-name-complex="Big Shoulders Text" style:font-size-complex="30pt" style:font-style-complex="normal" style:font-weight-complex="normal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Roboto Light" fo:font-size="14pt" fo:letter-spacing="normal" fo:font-style="normal" style:text-underline-style="none" fo:font-weight="normal" style:font-name-asian="Roboto Light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8e7b" style:text-line-through-style="none" style:text-line-through-type="none" style:text-position="0% 100%" style:font-name="Big Shoulders Text" fo:font-size="30pt" fo:letter-spacing="normal" fo:font-style="normal" style:text-underline-style="none" fo:font-weight="normal" style:font-name-asian="Big Shoulders Text" style:font-size-asian="30pt" style:font-style-asian="normal" style:font-weight-asian="normal" style:font-name-complex="Big Shoulders Text" style:font-size-complex="30pt" style:font-style-complex="normal" style:font-weight-complex="normal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15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Roboto Light" fo:font-size="11pt" fo:letter-spacing="normal" fo:font-style="normal" style:text-underline-style="none" fo:font-weight="normal" style:font-name-asian="Roboto Light" style:font-size-asian="11pt" style:font-style-asian="normal" style:font-weight-asian="normal" style:font-name-complex="Roboto Light" style:font-size-complex="11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8e7b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48pt" fo:letter-spacing="normal" fo:font-style="normal" style:text-underline-style="none" fo:font-weight="normal" style:font-name-asian="Big Shoulders Text" style:font-size-asian="48pt" style:font-style-asian="normal" style:font-weight-asian="normal" style:font-name-complex="Big Shoulders Text" style:font-size-complex="48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variant="normal" fo:text-transform="none" fo:color="#fedd8e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48pt" fo:letter-spacing="normal" fo:font-style="normal" style:text-underline-style="none" fo:font-weight="normal" style:font-name-asian="Big Shoulders Text" style:font-size-asian="48pt" style:font-style-asian="normal" style:font-weight-asian="normal" style:font-name-complex="Big Shoulders Text" style:font-size-complex="48pt" style:font-style-complex="normal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P17" style:family="paragraph">
      <loext:graphic-properties draw:fill="none" draw:fill-color="#ffffff"/>
      <style:paragraph-properties fo:margin-left="1.27cm" fo:margin-right="0cm" fo:margin-top="0cm" fo:margin-bottom="0cm" fo:line-height="115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a2a2a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edd8e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8e7b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2a2a2a" style:text-line-through-style="none" style:text-line-through-type="none" style:text-position="0% 100%" style:font-name="Big Shoulders Text" fo:font-size="30pt" fo:letter-spacing="normal" fo:font-style="normal" style:text-underline-style="none" fo:font-weight="normal" style:font-name-asian="Big Shoulders Text" style:font-size-asian="30pt" style:font-style-asian="normal" style:font-weight-asian="normal" style:font-name-complex="Big Shoulders Text" style:font-size-complex="30pt" style:font-style-complex="normal" style:font-weight-complex="normal"/>
    </style:style>
    <style:style style:name="T1" style:family="text">
      <style:text-properties fo:font-variant="normal" fo:text-transform="none" fo:color="#2a2a2a" style:text-line-through-style="none" style:text-line-through-type="none" style:text-position="0% 100%" style:font-name="Big Shoulders Text" fo:font-size="50pt" fo:letter-spacing="normal" fo:font-style="normal" style:text-underline-style="none" fo:font-weight="normal" style:font-name-asian="Big Shoulders Text" style:font-size-asian="50pt" style:font-style-asian="normal" style:font-weight-asian="normal" style:font-name-complex="Big Shoulders Text" style:font-size-complex="50pt" style:font-style-complex="normal" style:font-weight-complex="normal"/>
    </style:style>
    <style:style style:name="T2" style:family="text">
      <style:text-properties fo:font-variant="normal" fo:text-transform="none" fo:color="#fedd8e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2a2a2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8cm" text:min-label-width="0.952cm"/>
        <style:text-properties fo:color="#20293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6;p20" presentation:style-name="pr1" draw:text-style-name="P2" draw:layer="layout" svg:width="16.949cm" svg:height="5.075cm" svg:x="4.225cm" svg:y="7.843cm" presentation:class="title" presentation:user-transformed="true">
          <draw:text-box>
            <text:p text:style-name="P1"><text:span text:style-name="T1">Tema</text:span></text:p>
          </draw:text-box>
        </draw:frame>
        <draw:frame draw:name="Google Shape;127;p20" presentation:style-name="pr2" draw:text-style-name="P3" draw:layer="layout" svg:width="18.538cm" svg:height="2.247cm" svg:x="3.431cm" svg:y="13.928cm" presentation:class="subtitle" presentation:user-transformed="true">
          <draw:text-box>
            <text:p text:style-name="P1"><text:span text:style-name="T2">Live de Python #XXX</text:span></text:p>
          </draw:text-box>
        </draw:frame>
        <presentation:notes draw:style-name="dp2">
          <draw:page-thumbnail draw:name="Google Shape;123;p:notes" draw:style-name="gr1" draw:layer="layout" svg:width="12.699cm" svg:height="9.524cm" svg:x="3.176cm" svg:y="1.905cm" draw:page-number="1" presentation:class="page"/>
          <draw:frame draw:name="Google Shape;12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1">
        <draw:frame draw:name="Google Shape;132;p21" presentation:style-name="pr4" draw:text-style-name="P5" draw:layer="layout" svg:width="18.538cm" svg:height="2.247cm" svg:x="3.431cm" svg:y="13.928cm" presentation:class="subtitle" presentation:placeholder="true" presentation:user-transformed="true">
          <draw:text-box/>
        </draw:frame>
        <draw:frame draw:name="Google Shape;133;p21" presentation:style-name="pr5" draw:text-style-name="P6" draw:layer="layout" svg:width="16.949cm" svg:height="5.075cm" svg:x="4.225cm" svg:y="7.843cm" presentation:class="title" presentation:placeholder="true" presentation:user-transformed="true">
          <draw:text-box/>
        </draw:frame>
        <presentation:notes draw:style-name="dp2">
          <draw:page-thumbnail draw:name="Google Shape;129;g10044562dcd_4_95:notes" draw:style-name="gr1" draw:layer="layout" svg:width="12.699cm" svg:height="9.524cm" svg:x="3.176cm" svg:y="1.905cm" draw:page-number="2" presentation:class="page"/>
          <draw:frame draw:name="Google Shape;130;g10044562dcd_4_9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_5f_1_5f_2">
        <presentation:notes draw:style-name="dp2">
          <draw:page-thumbnail draw:name="Google Shape;135;g10044562dcd_5_21:notes" draw:style-name="gr1" draw:layer="layout" svg:width="12.699cm" svg:height="9.524cm" svg:x="3.176cm" svg:y="1.905cm" draw:page-number="3" presentation:class="page"/>
          <draw:frame draw:name="Google Shape;136;g10044562dcd_5_2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9">
        <draw:frame draw:name="Google Shape;142;p23" presentation:style-name="pr8" draw:text-style-name="P7" draw:layer="layout" svg:width="17.323cm" svg:height="2.247cm" svg:x="2cm" svg:y="1.362cm" presentation:class="title" presentation:placeholder="true" presentation:user-transformed="true">
          <draw:text-box/>
        </draw:frame>
        <draw:frame draw:name="Google Shape;143;p23" presentation:style-name="pr9" draw:text-style-name="P8" draw:layer="layout" svg:width="9.351cm" svg:height="2.106cm" svg:x="1.783cm" svg:y="7.883cm" presentation:class="subtitle" presentation:placeholder="true" presentation:user-transformed="true">
          <draw:text-box/>
        </draw:frame>
        <draw:frame draw:name="Google Shape;144;p23" presentation:style-name="pr10" draw:text-style-name="P9" draw:layer="layout" svg:width="9.351cm" svg:height="2.106cm" svg:x="1.714cm" svg:y="6.138cm" presentation:class="subtitle" presentation:placeholder="true" presentation:user-transformed="true">
          <draw:text-box/>
        </draw:frame>
        <draw:frame draw:name="Google Shape;145;p23" presentation:style-name="pr11" draw:text-style-name="P8" draw:layer="layout" svg:width="9.351cm" svg:height="2.106cm" svg:x="14.164cm" svg:y="7.837cm" presentation:class="subtitle" presentation:placeholder="true" presentation:user-transformed="true">
          <draw:text-box/>
        </draw:frame>
        <draw:frame draw:name="Google Shape;146;p23" presentation:style-name="pr12" draw:text-style-name="P9" draw:layer="layout" svg:width="9.351cm" svg:height="2.106cm" svg:x="14.104cm" svg:y="6.2cm" presentation:class="subtitle" presentation:placeholder="true" presentation:user-transformed="true">
          <draw:text-box/>
        </draw:frame>
        <draw:frame draw:name="Google Shape;147;p23" presentation:style-name="pr13" draw:text-style-name="P8" draw:layer="layout" svg:width="9.351cm" svg:height="2.106cm" svg:x="1.783cm" svg:y="13.977cm" presentation:class="subtitle" presentation:placeholder="true" presentation:user-transformed="true">
          <draw:text-box/>
        </draw:frame>
        <draw:frame draw:name="Google Shape;148;p23" presentation:style-name="pr14" draw:text-style-name="P9" draw:layer="layout" svg:width="9.231cm" svg:height="2.106cm" svg:x="1.783cm" svg:y="12.167cm" presentation:class="subtitle" presentation:placeholder="true" presentation:user-transformed="true">
          <draw:text-box/>
        </draw:frame>
        <draw:frame draw:name="Google Shape;149;p23" presentation:style-name="pr15" draw:text-style-name="P8" draw:layer="layout" svg:width="9.351cm" svg:height="2.106cm" svg:x="14.224cm" svg:y="13.977cm" presentation:class="subtitle" presentation:placeholder="true" presentation:user-transformed="true">
          <draw:text-box/>
        </draw:frame>
        <draw:frame draw:name="Google Shape;150;p23" presentation:style-name="pr16" draw:text-style-name="P9" draw:layer="layout" svg:width="9.231cm" svg:height="2.106cm" svg:x="14.224cm" svg:y="12.166cm" presentation:class="subtitle" presentation:placeholder="true" presentation:user-transformed="true">
          <draw:text-box/>
        </draw:frame>
        <presentation:notes draw:style-name="dp2">
          <draw:page-thumbnail draw:name="Google Shape;139;g10044562dcd_4_56:notes" draw:style-name="gr1" draw:layer="layout" svg:width="12.699cm" svg:height="9.524cm" svg:x="3.176cm" svg:y="1.905cm" draw:page-number="4" presentation:class="page"/>
          <draw:frame draw:name="Google Shape;140;g10044562dcd_4_5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9_5f_1_5f_1">
        <draw:frame draw:name="Google Shape;155;p24" presentation:style-name="pr18" draw:text-style-name="P10" draw:layer="layout" svg:width="17.323cm" svg:height="2.247cm" svg:x="2cm" svg:y="1.362cm" presentation:class="title" presentation:placeholder="true" presentation:user-transformed="true">
          <draw:text-box/>
        </draw:frame>
        <draw:frame draw:name="Google Shape;156;p24" presentation:style-name="pr19" draw:text-style-name="P8" draw:layer="layout" svg:width="9.351cm" svg:height="2.106cm" svg:x="1.783cm" svg:y="7.883cm" presentation:class="subtitle" presentation:placeholder="true" presentation:user-transformed="true">
          <draw:text-box/>
        </draw:frame>
        <draw:frame draw:name="Google Shape;157;p24" presentation:style-name="pr20" draw:text-style-name="P9" draw:layer="layout" svg:width="9.351cm" svg:height="2.106cm" svg:x="1.714cm" svg:y="6.138cm" presentation:class="subtitle" presentation:placeholder="true" presentation:user-transformed="true">
          <draw:text-box/>
        </draw:frame>
        <draw:frame draw:name="Google Shape;158;p24" presentation:style-name="pr21" draw:text-style-name="P8" draw:layer="layout" svg:width="9.351cm" svg:height="2.106cm" svg:x="14.164cm" svg:y="7.837cm" presentation:class="subtitle" presentation:placeholder="true" presentation:user-transformed="true">
          <draw:text-box/>
        </draw:frame>
        <draw:frame draw:name="Google Shape;159;p24" presentation:style-name="pr22" draw:text-style-name="P9" draw:layer="layout" svg:width="9.351cm" svg:height="2.106cm" svg:x="14.104cm" svg:y="6.2cm" presentation:class="subtitle" presentation:placeholder="true" presentation:user-transformed="true">
          <draw:text-box/>
        </draw:frame>
        <draw:frame draw:name="Google Shape;160;p24" presentation:style-name="pr23" draw:text-style-name="P8" draw:layer="layout" svg:width="9.351cm" svg:height="2.106cm" svg:x="1.783cm" svg:y="13.977cm" presentation:class="subtitle" presentation:placeholder="true" presentation:user-transformed="true">
          <draw:text-box/>
        </draw:frame>
        <draw:frame draw:name="Google Shape;161;p24" presentation:style-name="pr24" draw:text-style-name="P9" draw:layer="layout" svg:width="9.231cm" svg:height="2.106cm" svg:x="1.783cm" svg:y="12.167cm" presentation:class="subtitle" presentation:placeholder="true" presentation:user-transformed="true">
          <draw:text-box/>
        </draw:frame>
        <draw:frame draw:name="Google Shape;162;p24" presentation:style-name="pr25" draw:text-style-name="P8" draw:layer="layout" svg:width="9.351cm" svg:height="2.106cm" svg:x="14.224cm" svg:y="13.977cm" presentation:class="subtitle" presentation:placeholder="true" presentation:user-transformed="true">
          <draw:text-box/>
        </draw:frame>
        <draw:frame draw:name="Google Shape;163;p24" presentation:style-name="pr26" draw:text-style-name="P9" draw:layer="layout" svg:width="9.231cm" svg:height="2.106cm" svg:x="14.224cm" svg:y="12.166cm" presentation:class="subtitle" presentation:placeholder="true" presentation:user-transformed="true">
          <draw:text-box/>
        </draw:frame>
        <presentation:notes draw:style-name="dp2">
          <draw:page-thumbnail draw:name="Google Shape;152;g10044562dcd_4_73:notes" draw:style-name="gr1" draw:layer="layout" svg:width="12.699cm" svg:height="9.524cm" svg:x="3.176cm" svg:y="1.905cm" draw:page-number="5" presentation:class="page"/>
          <draw:frame draw:name="Google Shape;153;g10044562dcd_4_7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2_5f_1_5f_1_5f_1">
        <draw:frame draw:name="Google Shape;168;p25" presentation:style-name="pr28" draw:text-style-name="P11" draw:layer="layout" svg:width="23.003cm" svg:height="12.956cm" svg:x="1.191cm" svg:y="1.293cm" presentation:class="subtitle" presentation:placeholder="true" presentation:user-transformed="true">
          <draw:text-box/>
        </draw:frame>
        <presentation:notes draw:style-name="dp2">
          <draw:page-thumbnail draw:name="Google Shape;165;g10044562dcd_4_116:notes" draw:style-name="gr1" draw:layer="layout" svg:width="12.699cm" svg:height="9.524cm" svg:x="3.176cm" svg:y="1.905cm" draw:page-number="6" presentation:class="page"/>
          <draw:frame draw:name="Google Shape;166;g10044562dcd_4_11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5f_HEADER">
        <draw:frame draw:name="Google Shape;173;p26" presentation:style-name="pr30" draw:text-style-name="P12" draw:layer="layout" svg:width="7.17cm" svg:height="7.272cm" svg:x="1.995cm" svg:y="9.809cm" presentation:class="title" presentation:placeholder="true" presentation:user-transformed="true">
          <draw:text-box/>
        </draw:frame>
        <draw:frame draw:name="Google Shape;174;p26" presentation:style-name="pr31" draw:text-style-name="P13" draw:layer="layout" svg:width="11.837cm" svg:height="3.117cm" svg:x="12.186cm" svg:y="13.964cm" presentation:class="title" presentation:placeholder="true" presentation:user-transformed="true">
          <draw:text-box/>
        </draw:frame>
        <presentation:notes draw:style-name="dp2">
          <draw:page-thumbnail draw:name="Google Shape;170;g10044562dcd_4_0:notes" draw:style-name="gr1" draw:layer="layout" svg:width="12.699cm" svg:height="9.524cm" svg:x="3.176cm" svg:y="1.905cm" draw:page-number="7" presentation:class="page"/>
          <draw:frame draw:name="Google Shape;171;g10044562dcd_4_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5f_TITLE_5f_AND_5f_DESCRIPTION">
        <draw:frame draw:name="Google Shape;179;p27" presentation:style-name="pr33" draw:text-style-name="P14" draw:layer="layout" svg:width="9.549cm" svg:height="7.272cm" svg:x="14.674cm" svg:y="9.809cm" presentation:class="title" presentation:placeholder="true" presentation:user-transformed="true">
          <draw:text-box/>
        </draw:frame>
        <draw:frame draw:name="Google Shape;180;p27" presentation:style-name="pr34" draw:text-style-name="P15" draw:layer="layout" svg:width="11.737cm" svg:height="3.117cm" svg:x="1.436cm" svg:y="13.964cm" presentation:class="title" presentation:placeholder="true" presentation:user-transformed="true">
          <draw:text-box/>
        </draw:frame>
        <presentation:notes draw:style-name="dp2">
          <draw:page-thumbnail draw:name="Google Shape;176;g10044562dcd_4_5:notes" draw:style-name="gr1" draw:layer="layout" svg:width="12.699cm" svg:height="9.524cm" svg:x="3.176cm" svg:y="1.905cm" draw:page-number="8" presentation:class="page"/>
          <draw:frame draw:name="Google Shape;177;g10044562dcd_4_5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185;p28" presentation:style-name="pr36" draw:text-style-name="P7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186;p28" presentation:style-name="pr37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182;g10044562dcd_4_10:notes" draw:style-name="gr1" draw:layer="layout" svg:width="12.699cm" svg:height="9.524cm" svg:x="3.176cm" svg:y="1.905cm" draw:page-number="9" presentation:class="page"/>
          <draw:frame draw:name="Google Shape;183;g10044562dcd_4_1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NE_5f_COLUMN_5f_TEXT">
        <draw:frame draw:name="Google Shape;191;p29" presentation:style-name="pr39" draw:text-style-name="P1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192;p29" presentation:style-name="pr40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188;g10044562dcd_4_15:notes" draw:style-name="gr1" draw:layer="layout" svg:width="12.699cm" svg:height="9.524cm" svg:x="3.176cm" svg:y="1.905cm" draw:page-number="10" presentation:class="page"/>
          <draw:frame draw:name="Google Shape;189;g10044562dcd_4_15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2_5f_1">
        <draw:frame draw:name="Google Shape;197;p30" presentation:style-name="pr42" draw:text-style-name="P17" draw:layer="layout" svg:width="16.271cm" svg:height="4.102cm" svg:x="4.768cm" svg:y="7.939cm" presentation:class="subtitle" presentation:placeholder="true" presentation:user-transformed="true">
          <draw:text-box/>
        </draw:frame>
        <draw:frame draw:name="Google Shape;198;p30" presentation:style-name="pr43" draw:text-style-name="P18" draw:layer="layout" svg:width="12.317cm" svg:height="2.247cm" svg:x="6.537cm" svg:y="14.541cm" presentation:class="title" presentation:placeholder="true" presentation:user-transformed="true">
          <draw:text-box/>
        </draw:frame>
        <presentation:notes draw:style-name="dp2">
          <draw:page-thumbnail draw:name="Google Shape;194;g10044562dcd_4_26:notes" draw:style-name="gr1" draw:layer="layout" svg:width="12.699cm" svg:height="9.524cm" svg:x="3.176cm" svg:y="1.905cm" draw:page-number="11" presentation:class="page"/>
          <draw:frame draw:name="Google Shape;195;g10044562dcd_4_2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2_5f_1_5f_1">
        <draw:frame draw:name="Google Shape;203;p31" presentation:style-name="pr45" draw:text-style-name="P17" draw:layer="layout" svg:width="16.271cm" svg:height="4.102cm" svg:x="4.768cm" svg:y="7.939cm" presentation:class="subtitle" presentation:placeholder="true" presentation:user-transformed="true">
          <draw:text-box/>
        </draw:frame>
        <draw:frame draw:name="Google Shape;204;p31" presentation:style-name="pr46" draw:text-style-name="P19" draw:layer="layout" svg:width="12.317cm" svg:height="2.247cm" svg:x="6.537cm" svg:y="14.541cm" presentation:class="title" presentation:placeholder="true" presentation:user-transformed="true">
          <draw:text-box/>
        </draw:frame>
        <presentation:notes draw:style-name="dp2">
          <draw:page-thumbnail draw:name="Google Shape;200;g10044562dcd_4_31:notes" draw:style-name="gr1" draw:layer="layout" svg:width="12.699cm" svg:height="9.524cm" svg:x="3.176cm" svg:y="1.905cm" draw:page-number="12" presentation:class="page"/>
          <draw:frame draw:name="Google Shape;201;g10044562dcd_4_31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9_5f_2">
        <draw:frame draw:name="Google Shape;209;p32" presentation:style-name="pr48" draw:text-style-name="P7" draw:layer="layout" svg:width="17.323cm" svg:height="2.247cm" svg:x="2cm" svg:y="1.362cm" presentation:class="title" presentation:placeholder="true" presentation:user-transformed="true">
          <draw:text-box/>
        </draw:frame>
        <draw:frame draw:name="Google Shape;210;p32" presentation:style-name="pr49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06;g10044562dcd_4_36:notes" draw:style-name="gr1" draw:layer="layout" svg:width="12.699cm" svg:height="9.524cm" svg:x="3.176cm" svg:y="1.905cm" draw:page-number="13" presentation:class="page"/>
          <draw:frame draw:name="Google Shape;207;g10044562dcd_4_36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NE_5f_COLUMN_5f_TEXT">
        <draw:frame draw:name="Google Shape;215;p33" presentation:style-name="pr51" draw:text-style-name="P1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216;p33" presentation:style-name="pr52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12;g10044562dcd_4_41:notes" draw:style-name="gr1" draw:layer="layout" svg:width="12.699cm" svg:height="9.524cm" svg:x="3.176cm" svg:y="1.905cm" draw:page-number="14" presentation:class="page"/>
          <draw:frame draw:name="Google Shape;213;g10044562dcd_4_41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NE_5f_COLUMN_5f_TEXT_5f_1_5f_1">
        <draw:frame draw:name="Google Shape;221;p34" presentation:style-name="pr54" draw:text-style-name="P2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222;p34" presentation:style-name="pr55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18;g10044562dcd_4_46:notes" draw:style-name="gr1" draw:layer="layout" svg:width="12.699cm" svg:height="9.524cm" svg:x="3.176cm" svg:y="1.905cm" draw:page-number="15" presentation:class="page"/>
          <draw:frame draw:name="Google Shape;219;g10044562dcd_4_46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NE_5f_COLUMN_5f_TEXT_5f_1">
        <draw:frame draw:name="Google Shape;227;p35" presentation:style-name="pr57" draw:text-style-name="P20" draw:layer="layout" svg:width="17.323cm" svg:height="2.247cm" svg:x="2cm" svg:y="1.997cm" presentation:class="title" presentation:placeholder="true" presentation:user-transformed="true">
          <draw:text-box/>
        </draw:frame>
        <draw:frame draw:name="Google Shape;228;p35" presentation:style-name="pr58" draw:text-style-name="P16" draw:layer="layout" svg:width="21.249cm" svg:height="11.775cm" svg:x="2.075cm" svg:y="5.086cm" presentation:class="outline" presentation:placeholder="true" presentation:user-transformed="true">
          <draw:text-box/>
        </draw:frame>
        <presentation:notes draw:style-name="dp2">
          <draw:page-thumbnail draw:name="Google Shape;224;g10044562dcd_4_51:notes" draw:style-name="gr1" draw:layer="layout" svg:width="12.699cm" svg:height="9.524cm" svg:x="3.176cm" svg:y="1.905cm" draw:page-number="16" presentation:class="page"/>
          <draw:frame draw:name="Google Shape;225;g10044562dcd_4_51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g Shoulders Text" svg:font-family="'Big Shoulders Text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edd8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8e7b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2-background" style:display-name="CUSTOM_2_1_2-background" style:family="presentation">
      <style:graphic-properties draw:stroke="none" draw:fill="solid" draw:fill-color="#fedd8e"/>
      <style:text-properties style:letter-kerning="true"/>
    </style:style>
    <style:style style:name="CUSTOM_5f_2_5f_1_5f_2-backgroundobjects" style:display-name="CUSTOM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2-notes" style:display-name="CUSTOM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2-outline1" style:display-name="CUSTOM_2_1_2-outline1" style:family="presentation">
      <style:graphic-properties draw:stroke="none" draw:fill="none" draw:auto-grow-height="false" draw:fit-to-size="shrink-to-fit" style:shrink-to-fit="true">
        <text:list-style style:name="CUSTOM_5f_2_5f_1_5f_2-outline1" style:display-name="CUSTOM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2-outline2" style:display-name="CUSTOM_2_1_2-outline2" style:family="presentation" style:parent-style-name="CUSTOM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2-outline3" style:display-name="CUSTOM_2_1_2-outline3" style:family="presentation" style:parent-style-name="CUSTOM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2-outline4" style:display-name="CUSTOM_2_1_2-outline4" style:family="presentation" style:parent-style-name="CUSTOM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2-outline5" style:display-name="CUSTOM_2_1_2-outline5" style:family="presentation" style:parent-style-name="CUSTOM_5f_2_5f_1_5f_2-outline4">
      <style:paragraph-properties fo:margin-top="0.1cm" fo:margin-bottom="0cm"/>
      <style:text-properties fo:font-size="20pt" style:font-size-asian="20pt" style:font-size-complex="20pt"/>
    </style:style>
    <style:style style:name="CUSTOM_5f_2_5f_1_5f_2-outline6" style:display-name="CUSTOM_2_1_2-outline6" style:family="presentation" style:parent-style-name="CUSTOM_5f_2_5f_1_5f_2-outline5">
      <style:paragraph-properties fo:margin-top="0.1cm" fo:margin-bottom="0cm"/>
      <style:text-properties fo:font-size="20pt" style:font-size-asian="20pt" style:font-size-complex="20pt"/>
    </style:style>
    <style:style style:name="CUSTOM_5f_2_5f_1_5f_2-outline7" style:display-name="CUSTOM_2_1_2-outline7" style:family="presentation" style:parent-style-name="CUSTOM_5f_2_5f_1_5f_2-outline6">
      <style:paragraph-properties fo:margin-top="0.1cm" fo:margin-bottom="0cm"/>
      <style:text-properties fo:font-size="20pt" style:font-size-asian="20pt" style:font-size-complex="20pt"/>
    </style:style>
    <style:style style:name="CUSTOM_5f_2_5f_1_5f_2-outline8" style:display-name="CUSTOM_2_1_2-outline8" style:family="presentation" style:parent-style-name="CUSTOM_5f_2_5f_1_5f_2-outline7">
      <style:paragraph-properties fo:margin-top="0.1cm" fo:margin-bottom="0cm"/>
      <style:text-properties fo:font-size="20pt" style:font-size-asian="20pt" style:font-size-complex="20pt"/>
    </style:style>
    <style:style style:name="CUSTOM_5f_2_5f_1_5f_2-outline9" style:display-name="CUSTOM_2_1_2-outline9" style:family="presentation" style:parent-style-name="CUSTOM_5f_2_5f_1_5f_2-outline8">
      <style:paragraph-properties fo:margin-top="0.1cm" fo:margin-bottom="0cm"/>
      <style:text-properties fo:font-size="20pt" style:font-size-asian="20pt" style:font-size-complex="20pt"/>
    </style:style>
    <style:style style:name="CUSTOM_5f_2_5f_1_5f_2-subtitle" style:display-name="CUSTOM_2_1_2-subtitle" style:family="presentation">
      <style:graphic-properties draw:stroke="none" draw:fill="none" draw:textarea-vertical-align="middle">
        <text:list-style style:name="CUSTOM_5f_2_5f_1_5f_2-subtitle" style:display-name="CUSTOM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2-title" style:display-name="CUSTOM_2_1_2-title" style:family="presentation">
      <style:graphic-properties draw:stroke="none" draw:fill="none" draw:textarea-vertical-align="middle">
        <text:list-style style:name="CUSTOM_5f_2_5f_1_5f_2-title" style:display-name="CUSTOM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edd8e"/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shrink-to-fit" style:shrink-to-fit="true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_5f_1-background" style:display-name="CUSTOM_9_1_1-background" style:family="presentation">
      <style:graphic-properties draw:stroke="none" draw:fill="solid" draw:fill-color="#ff8e7b"/>
      <style:text-properties style:letter-kerning="true"/>
    </style:style>
    <style:style style:name="CUSTOM_5f_9_5f_1_5f_1-backgroundobjects" style:display-name="CUSTOM_9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_5f_1_5f_1-notes" style:display-name="CUSTOM_9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_5f_1_5f_1-outline1" style:display-name="CUSTOM_9_1_1-outline1" style:family="presentation">
      <style:graphic-properties draw:stroke="none" draw:fill="none" draw:auto-grow-height="false" draw:fit-to-size="shrink-to-fit" style:shrink-to-fit="true">
        <text:list-style style:name="CUSTOM_5f_9_5f_1_5f_1-outline1" style:display-name="CUSTOM_9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_5f_1-outline2" style:display-name="CUSTOM_9_1_1-outline2" style:family="presentation" style:parent-style-name="CUSTOM_5f_9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3" style:display-name="CUSTOM_9_1_1-outline3" style:family="presentation" style:parent-style-name="CUSTOM_5f_9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4" style:display-name="CUSTOM_9_1_1-outline4" style:family="presentation" style:parent-style-name="CUSTOM_5f_9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5" style:display-name="CUSTOM_9_1_1-outline5" style:family="presentation" style:parent-style-name="CUSTOM_5f_9_5f_1_5f_1-outline4">
      <style:paragraph-properties fo:margin-top="0.1cm" fo:margin-bottom="0cm"/>
      <style:text-properties fo:font-size="20pt" style:font-size-asian="20pt" style:font-size-complex="20pt"/>
    </style:style>
    <style:style style:name="CUSTOM_5f_9_5f_1_5f_1-outline6" style:display-name="CUSTOM_9_1_1-outline6" style:family="presentation" style:parent-style-name="CUSTOM_5f_9_5f_1_5f_1-outline5">
      <style:paragraph-properties fo:margin-top="0.1cm" fo:margin-bottom="0cm"/>
      <style:text-properties fo:font-size="20pt" style:font-size-asian="20pt" style:font-size-complex="20pt"/>
    </style:style>
    <style:style style:name="CUSTOM_5f_9_5f_1_5f_1-outline7" style:display-name="CUSTOM_9_1_1-outline7" style:family="presentation" style:parent-style-name="CUSTOM_5f_9_5f_1_5f_1-outline6">
      <style:paragraph-properties fo:margin-top="0.1cm" fo:margin-bottom="0cm"/>
      <style:text-properties fo:font-size="20pt" style:font-size-asian="20pt" style:font-size-complex="20pt"/>
    </style:style>
    <style:style style:name="CUSTOM_5f_9_5f_1_5f_1-outline8" style:display-name="CUSTOM_9_1_1-outline8" style:family="presentation" style:parent-style-name="CUSTOM_5f_9_5f_1_5f_1-outline7">
      <style:paragraph-properties fo:margin-top="0.1cm" fo:margin-bottom="0cm"/>
      <style:text-properties fo:font-size="20pt" style:font-size-asian="20pt" style:font-size-complex="20pt"/>
    </style:style>
    <style:style style:name="CUSTOM_5f_9_5f_1_5f_1-outline9" style:display-name="CUSTOM_9_1_1-outline9" style:family="presentation" style:parent-style-name="CUSTOM_5f_9_5f_1_5f_1-outline8">
      <style:paragraph-properties fo:margin-top="0.1cm" fo:margin-bottom="0cm"/>
      <style:text-properties fo:font-size="20pt" style:font-size-asian="20pt" style:font-size-complex="20pt"/>
    </style:style>
    <style:style style:name="CUSTOM_5f_9_5f_1_5f_1-subtitle" style:display-name="CUSTOM_9_1_1-subtitle" style:family="presentation">
      <style:graphic-properties draw:stroke="none" draw:fill="none" draw:textarea-vertical-align="middle">
        <text:list-style style:name="CUSTOM_5f_9_5f_1_5f_1-subtitle" style:display-name="CUSTOM_9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_5f_1_5f_1-title" style:display-name="CUSTOM_9_1_1-title" style:family="presentation">
      <style:graphic-properties draw:stroke="none" draw:fill="none" draw:textarea-vertical-align="middle">
        <text:list-style style:name="CUSTOM_5f_9_5f_1_5f_1-title" style:display-name="CUSTOM_9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ff8e7b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shrink-to-fit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8e7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edd8e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edd8e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8e7b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fedd8e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ff8e7b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shrink-to-fit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2-background" style:display-name="CUSTOM_9_2-background" style:family="presentation">
      <style:graphic-properties draw:stroke="none" draw:fill="solid" draw:fill-color="#fedd8e"/>
      <style:text-properties style:letter-kerning="true"/>
    </style:style>
    <style:style style:name="CUSTOM_5f_9_5f_2-backgroundobjects" style:display-name="CUSTOM_9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_5f_2-notes" style:display-name="CUSTOM_9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_5f_2-outline1" style:display-name="CUSTOM_9_2-outline1" style:family="presentation">
      <style:graphic-properties draw:stroke="none" draw:fill="none" draw:auto-grow-height="false" draw:fit-to-size="shrink-to-fit" style:shrink-to-fit="true">
        <text:list-style style:name="CUSTOM_5f_9_5f_2-outline1" style:display-name="CUSTOM_9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2-outline2" style:display-name="CUSTOM_9_2-outline2" style:family="presentation" style:parent-style-name="CUSTOM_5f_9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3" style:display-name="CUSTOM_9_2-outline3" style:family="presentation" style:parent-style-name="CUSTOM_5f_9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4" style:display-name="CUSTOM_9_2-outline4" style:family="presentation" style:parent-style-name="CUSTOM_5f_9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5" style:display-name="CUSTOM_9_2-outline5" style:family="presentation" style:parent-style-name="CUSTOM_5f_9_5f_2-outline4">
      <style:paragraph-properties fo:margin-top="0.1cm" fo:margin-bottom="0cm"/>
      <style:text-properties fo:font-size="20pt" style:font-size-asian="20pt" style:font-size-complex="20pt"/>
    </style:style>
    <style:style style:name="CUSTOM_5f_9_5f_2-outline6" style:display-name="CUSTOM_9_2-outline6" style:family="presentation" style:parent-style-name="CUSTOM_5f_9_5f_2-outline5">
      <style:paragraph-properties fo:margin-top="0.1cm" fo:margin-bottom="0cm"/>
      <style:text-properties fo:font-size="20pt" style:font-size-asian="20pt" style:font-size-complex="20pt"/>
    </style:style>
    <style:style style:name="CUSTOM_5f_9_5f_2-outline7" style:display-name="CUSTOM_9_2-outline7" style:family="presentation" style:parent-style-name="CUSTOM_5f_9_5f_2-outline6">
      <style:paragraph-properties fo:margin-top="0.1cm" fo:margin-bottom="0cm"/>
      <style:text-properties fo:font-size="20pt" style:font-size-asian="20pt" style:font-size-complex="20pt"/>
    </style:style>
    <style:style style:name="CUSTOM_5f_9_5f_2-outline8" style:display-name="CUSTOM_9_2-outline8" style:family="presentation" style:parent-style-name="CUSTOM_5f_9_5f_2-outline7">
      <style:paragraph-properties fo:margin-top="0.1cm" fo:margin-bottom="0cm"/>
      <style:text-properties fo:font-size="20pt" style:font-size-asian="20pt" style:font-size-complex="20pt"/>
    </style:style>
    <style:style style:name="CUSTOM_5f_9_5f_2-outline9" style:display-name="CUSTOM_9_2-outline9" style:family="presentation" style:parent-style-name="CUSTOM_5f_9_5f_2-outline8">
      <style:paragraph-properties fo:margin-top="0.1cm" fo:margin-bottom="0cm"/>
      <style:text-properties fo:font-size="20pt" style:font-size-asian="20pt" style:font-size-complex="20pt"/>
    </style:style>
    <style:style style:name="CUSTOM_5f_9_5f_2-subtitle" style:display-name="CUSTOM_9_2-subtitle" style:family="presentation">
      <style:graphic-properties draw:stroke="none" draw:fill="none" draw:textarea-vertical-align="middle">
        <text:list-style style:name="CUSTOM_5f_9_5f_2-subtitle" style:display-name="CUSTOM_9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_5f_2-title" style:display-name="CUSTOM_9_2-title" style:family="presentation">
      <style:graphic-properties draw:stroke="none" draw:fill="none" draw:textarea-vertical-align="middle">
        <text:list-style style:name="CUSTOM_5f_9_5f_2-title" style:display-name="CUSTOM_9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background" style:display-name="ONE_COLUMN_TEXT_1_1-background" style:family="presentation">
      <style:graphic-properties draw:stroke="none" draw:fill="solid" draw:fill-color="#fedd8e"/>
      <style:text-properties style:letter-kerning="true"/>
    </style:style>
    <style:style style:name="ONE_5f_COLUMN_5f_TEXT_5f_1_5f_1-backgroundobjects" style:display-name="ONE_COLUMN_TEX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_5f_1-notes" style:display-name="ONE_COLUMN_TEX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outline1" style:display-name="ONE_COLUMN_TEXT_1_1-outline1" style:family="presentation">
      <style:graphic-properties draw:stroke="none" draw:fill="none" draw:auto-grow-height="false" draw:fit-to-size="shrink-to-fit" style:shrink-to-fit="true">
        <text:list-style style:name="ONE_5f_COLUMN_5f_TEXT_5f_1_5f_1-outline1" style:display-name="ONE_COLUMN_TEX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outline2" style:display-name="ONE_COLUMN_TEXT_1_1-outline2" style:family="presentation" style:parent-style-name="ONE_5f_COLUMN_5f_TEX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-outline3" style:display-name="ONE_COLUMN_TEXT_1_1-outline3" style:family="presentation" style:parent-style-name="ONE_5f_COLUMN_5f_TEX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-outline4" style:display-name="ONE_COLUMN_TEXT_1_1-outline4" style:family="presentation" style:parent-style-name="ONE_5f_COLUMN_5f_TEX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_5f_1-outline5" style:display-name="ONE_COLUMN_TEXT_1_1-outline5" style:family="presentation" style:parent-style-name="ONE_5f_COLUMN_5f_TEXT_5f_1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6" style:display-name="ONE_COLUMN_TEXT_1_1-outline6" style:family="presentation" style:parent-style-name="ONE_5f_COLUMN_5f_TEXT_5f_1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7" style:display-name="ONE_COLUMN_TEXT_1_1-outline7" style:family="presentation" style:parent-style-name="ONE_5f_COLUMN_5f_TEXT_5f_1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8" style:display-name="ONE_COLUMN_TEXT_1_1-outline8" style:family="presentation" style:parent-style-name="ONE_5f_COLUMN_5f_TEXT_5f_1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_5f_1-outline9" style:display-name="ONE_COLUMN_TEXT_1_1-outline9" style:family="presentation" style:parent-style-name="ONE_5f_COLUMN_5f_TEXT_5f_1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_5f_1-subtitle" style:display-name="ONE_COLUMN_TEXT_1_1-subtitle" style:family="presentation">
      <style:graphic-properties draw:stroke="none" draw:fill="none" draw:textarea-vertical-align="middle">
        <text:list-style style:name="ONE_5f_COLUMN_5f_TEXT_5f_1_5f_1-subtitle" style:display-name="ONE_COLUMN_TEX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_5f_1-title" style:display-name="ONE_COLUMN_TEXT_1_1-title" style:family="presentation">
      <style:graphic-properties draw:stroke="none" draw:fill="none" draw:textarea-vertical-align="middle">
        <text:list-style style:name="ONE_5f_COLUMN_5f_TEXT_5f_1_5f_1-title" style:display-name="ONE_COLUMN_TEX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8e7b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shrink-to-fit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edd8e"/>
    </style:style>
    <style:style style:name="Mdp2" style:family="drawing-page">
      <style:drawing-page-properties draw:background-size="border" draw:fill="solid" draw:fill-color="#ff8e7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2a2a2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2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318cm" svg:stroke-color="#2a2a2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79cm" svg:stroke-color="#2a2a2a" draw:stroke-linejoin="round" draw:fill="solid" draw:fill-color="#2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2_5f_1_5f_2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2_5f_1_5f_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9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9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9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9_5f_1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CUSTOM_5f_2_5f_1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2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USTOM_5f_2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CUSTOM_5f_2_5f_1_5f_1-backgroundobjects">
      <style:graphic-properties draw:stroke="none" draw:fill="none" draw:fill-color="#ffffff" draw:auto-grow-height="false" fo:min-height="1.27cm"/>
    </style:style>
    <style:style style:name="Mpr2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CUSTOM_5f_9_5f_2-backgroundobjects">
      <style:graphic-properties draw:stroke="none" draw:fill="none" draw:fill-color="#ffffff" draw:auto-grow-height="false" fo:min-height="1.27cm"/>
    </style:style>
    <style:style style:name="Mpr28" style:family="presentation" style:parent-style-name="CUSTOM_5f_9_5f_2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ONE_5f_COLUMN_5f_TEXT_5f_1_5f_1-backgroundobjects">
      <style:graphic-properties draw:stroke="none" draw:fill="none" draw:fill-color="#ffffff" draw:auto-grow-height="false" fo:min-height="1.27cm"/>
    </style:style>
    <style:style style:name="Mpr30" style:family="presentation" style:parent-style-name="ONE_5f_COLUMN_5f_TEXT_5f_1_5f_1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ONE_5f_COLUMN_5f_TEXT_5f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2a2a2a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0pt"/>
    </style:style>
    <style:style style:name="MT1" style:family="text">
      <style:text-properties fo:font-variant="normal" fo:text-transform="none" fo:color="#fedd8e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MT2" style:family="text">
      <style:text-properties fo:font-variant="normal" fo:text-transform="none" fo:color="#2a2a2a" style:text-line-through-style="none" style:text-line-through-type="none" style:text-position="0% 100%" style:font-name="Big Shoulders Text" fo:font-size="21pt" fo:letter-spacing="normal" fo:font-style="normal" style:text-underline-style="none" fo:font-weight="normal" style:font-name-asian="Big Shoulders Text" style:font-size-asian="21pt" style:font-style-asian="normal" style:font-weight-asian="normal" style:font-name-complex="Big Shoulders Text" style:font-size-complex="21pt" style:font-style-complex="normal" style:font-weight-complex="normal"/>
    </style:style>
    <style:style style:name="MT3" style:family="text">
      <style:text-properties fo:font-variant="normal" fo:text-transform="none" fo:color="#ff8e7b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style:style style:name="MT4" style:family="text">
      <style:text-properties fo:font-variant="normal" fo:text-transform="none" fo:color="#ff8e7b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style:style style:name="MT5" style:family="text">
      <style:text-properties fo:font-variant="normal" fo:text-transform="none" fo:color="#fedd8e" style:text-line-through-style="none" style:text-line-through-type="none" style:text-position="0% 100%" style:font-name="Big Shoulders Text" fo:font-size="120pt" fo:letter-spacing="normal" fo:font-style="normal" style:text-underline-style="none" fo:font-weight="normal" style:font-name-asian="Big Shoulders Text" style:font-size-asian="120pt" style:font-style-asian="normal" style:font-weight-asian="normal" style:font-name-complex="Big Shoulders Text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8e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edd8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2" draw:style-name="Mgr4" draw:text-style-name="MP6" draw:layer="backgroundobjects" svg:width="23.466cm" svg:height="2.247cm" svg:x="0.96cm" svg:y="13.9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16.949cm" svg:height="5.075cm" svg:x="4.225cm" svg:y="7.843cm" presentation:class="title" presentation:placeholder="true" presentation:user-transformed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2">
      <draw:custom-shape draw:name="Google Shape;14;p3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3" draw:style-name="Mgr4" draw:text-style-name="MP6" draw:layer="backgroundobjects" svg:width="23.466cm" svg:height="2.247cm" svg:x="0.96cm" svg:y="13.9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TITLE_5f_1-title" draw:layer="backgroundobjects" svg:width="16.949cm" svg:height="5.075cm" svg:x="4.225cm" svg:y="7.843cm" presentation:class="title" presentation:placeholder="true" presentation:user-transformed="true">
        <draw:text-box/>
      </draw:frame>
      <draw:frame presentation:style-name="TITLE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2.699cm" svg:height="9.524cm" svg:x="3.175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_5f_2" style:display-name="CUSTOM_2_1_2" style:page-layout-name="PM1" draw:style-name="Mdp1">
      <draw:custom-shape draw:name="Google Shape;92;p15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3;p15" draw:style-name="Mgr5" draw:text-style-name="MP5" draw:layer="backgroundobjects" svg:width="7.204cm" svg:height="6.989cm" svg:x="1.41cm" svg:y="3.758cm">
        <text:p text:style-name="MP8"/>
        <draw:enhanced-geometry draw:mirror-horizontal="false" draw:mirror-vertical="false" draw:text-areas="?f5 ?f5 ?f6 ?f7" svg:viewBox="0 0 0 0" draw:type="ooxml-roundRect" draw:modifiers="4604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94;p15" draw:style-name="Mgr6" draw:text-style-name="MP7" draw:layer="backgroundobjects" svg:width="7.204cm" svg:height="7.204cm" svg:x="1.41cm" svg:y="3.651cm">
        <draw:image xlink:href="Pictures/10000200000003DE000003DE3746D9D9413EF4F1.png" xlink:type="simple" xlink:show="embed" xlink:actuate="onLoad">
          <text:p/>
        </draw:image>
      </draw:frame>
      <draw:custom-shape draw:name="Google Shape;95;p15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6;p15" draw:style-name="Mgr6" draw:text-style-name="MP7" draw:layer="backgroundobjects" svg:width="1.579cm" svg:height="1.579cm" svg:x="21.795cm" svg:y="14.875cm">
        <draw:image xlink:href="Pictures/10000201000004B0000004B0843588BF4EA32C21.png" xlink:type="simple" xlink:show="embed" xlink:actuate="onLoad">
          <text:p/>
        </draw:image>
      </draw:frame>
      <draw:frame draw:name="Google Shape;97;p15" draw:style-name="Mgr6" draw:text-style-name="MP7" draw:layer="backgroundobjects" svg:width="1.579cm" svg:height="1.579cm" svg:x="2.025cm" svg:y="14.897cm">
        <draw:image xlink:href="Pictures/10000201000004B0000004B0843588BF4EA32C21.png" xlink:type="simple" xlink:show="embed" xlink:actuate="onLoad">
          <text:p/>
        </draw:image>
      </draw:frame>
      <draw:custom-shape draw:name="Google Shape;98;p15" draw:style-name="Mgr7" draw:text-style-name="MP5" draw:layer="backgroundobjects" svg:width="12.459cm" svg:height="1.526cm" svg:x="6.463cm" svg:y="14.923cm">
        <text:p text:style-name="MP8"><text:span text:style-name="MT1">Ajude o projeto &lt;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9;p15" draw:style-name="Mgr8" draw:text-style-name="MP5" draw:layer="backgroundobjects" svg:width="7.322cm" svg:height="1.579cm" svg:x="1.292cm" svg:y="10.915cm">
        <text:p text:style-name="MP9"><text:span text:style-name="MT2">apoia.se/livedepyth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;p15" draw:style-name="Mgr5" draw:text-style-name="MP5" draw:layer="backgroundobjects" svg:width="7.204cm" svg:height="6.989cm" svg:x="9.157cm" svg:y="3.758cm">
        <text:p text:style-name="MP8"/>
        <draw:enhanced-geometry draw:mirror-horizontal="false" draw:mirror-vertical="false" draw:text-areas="?f5 ?f5 ?f6 ?f7" svg:viewBox="0 0 0 0" draw:type="ooxml-roundRect" draw:modifiers="4604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01;p15" draw:style-name="Mgr8" draw:text-style-name="MP5" draw:layer="backgroundobjects" svg:width="7.322cm" svg:height="1.579cm" svg:x="9.039cm" svg:y="10.915cm">
        <text:p text:style-name="MP9"><text:span text:style-name="MT2">pix.dunossauro@gmail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15" draw:style-name="Mgr5" draw:text-style-name="MP5" draw:layer="backgroundobjects" svg:width="7.204cm" svg:height="6.989cm" svg:x="16.903cm" svg:y="3.758cm">
        <text:p text:style-name="MP8"/>
        <draw:enhanced-geometry draw:mirror-horizontal="false" draw:mirror-vertical="false" draw:text-areas="?f5 ?f5 ?f6 ?f7" svg:viewBox="0 0 0 0" draw:type="ooxml-roundRect" draw:modifiers="4604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03;p15" draw:style-name="Mgr8" draw:text-style-name="MP5" draw:layer="backgroundobjects" svg:width="7.322cm" svg:height="1.579cm" svg:x="16.786cm" svg:y="10.915cm">
        <text:p text:style-name="MP9"><text:span text:style-name="MT2">patreon.com/dunossaur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4;p15" draw:style-name="Mgr6" draw:text-style-name="MP7" draw:layer="backgroundobjects" svg:width="7.322cm" svg:height="7.322cm" svg:x="9.032cm" svg:y="3.592cm">
        <draw:image xlink:href="Pictures/10000200000003DE000003DEC21A6DF60E96F46B.png" xlink:type="simple" xlink:show="embed" xlink:actuate="onLoad">
          <text:p/>
        </draw:image>
      </draw:frame>
      <draw:frame draw:name="Google Shape;105;p15" draw:style-name="Mgr6" draw:text-style-name="MP7" draw:layer="backgroundobjects" svg:width="7.322cm" svg:height="7.322cm" svg:x="16.845cm" svg:y="3.592cm">
        <draw:image xlink:href="Pictures/10000200000003DE000003DEA9300FFDCC2600BA.png" xlink:type="simple" xlink:show="embed" xlink:actuate="onLoad">
          <text:p/>
        </draw:image>
      </draw:frame>
      <draw:frame presentation:style-name="CUSTOM_5f_2_5f_1_5f_2-title" draw:layer="backgroundobjects" svg:width="22.859cm" svg:height="3.18cm" svg:x="1.27cm" svg:y="0.76cm" presentation:class="title" presentation:placeholder="true">
        <draw:text-box/>
      </draw:frame>
      <draw:frame presentation:style-name="CUSTOM_5f_2_5f_1_5f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_5f_2-title" draw:layer="backgroundobjects" svg:width="12.699cm" svg:height="9.524cm" svg:x="3.175cm" svg:y="1.93cm" presentation:class="page"/>
        <draw:frame presentation:style-name="CUSTOM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" style:display-name="CUSTOM_9" style:page-layout-name="PM1" draw:style-name="Mdp1">
      <draw:custom-shape draw:name="Google Shape;47;p10" draw:style-name="Mgr4" draw:text-style-name="MP6" draw:layer="backgroundobjects" svg:width="23.466cm" svg:height="2.247cm" svg:x="0.96cm" svg:y="1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10" presentation:style-name="CUSTOM_5f_9-title" draw:layer="backgroundobjects" svg:width="17.323cm" svg:height="2.247cm" svg:x="2cm" svg:y="1.362cm" presentation:class="title" presentation:placeholder="true" presentation:user-transformed="true">
        <draw:text-box/>
      </draw:frame>
      <draw:frame draw:name="Google Shape;49;p10" draw:style-name="Mgr6" draw:text-style-name="MP7" draw:layer="backgroundobjects" svg:width="1.579cm" svg:height="1.579cm" svg:x="21.788cm" svg:y="1.696cm">
        <draw:image xlink:href="Pictures/10000201000004B0000004B0843588BF4EA32C21.png" xlink:type="simple" xlink:show="embed" xlink:actuate="onLoad">
          <text:p/>
        </draw:image>
      </draw:frame>
      <draw:custom-shape draw:name="Google Shape;50;p10" draw:style-name="Mgr3" draw:text-style-name="MP5" draw:layer="backgroundobjects" svg:width="11.268cm" svg:height="13.473cm" svg:x="0.967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1;p10" draw:style-name="Mgr3" draw:text-style-name="MP5" draw:layer="backgroundobjects" svg:width="11.268cm" svg:height="13.473cm" svg:x="13.165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9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12.699cm" svg:height="9.524cm" svg:x="3.175cm" svg:y="1.93cm" presentation:class="page"/>
        <draw:frame presentation:style-name="CUSTOM_5f_9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_5f_1_5f_1" style:display-name="CUSTOM_9_1_1" style:page-layout-name="PM1" draw:style-name="Mdp2">
      <draw:custom-shape draw:name="Google Shape;61;p11" draw:style-name="Mgr4" draw:text-style-name="MP6" draw:layer="backgroundobjects" svg:width="23.466cm" svg:height="2.247cm" svg:x="0.96cm" svg:y="1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2;p11" presentation:style-name="CUSTOM_5f_9_5f_1_5f_1-title" draw:layer="backgroundobjects" svg:width="17.323cm" svg:height="2.247cm" svg:x="2cm" svg:y="1.362cm" presentation:class="title" presentation:placeholder="true" presentation:user-transformed="true">
        <draw:text-box/>
      </draw:frame>
      <draw:custom-shape draw:name="Google Shape;63;p11" draw:style-name="Mgr3" draw:text-style-name="MP5" draw:layer="backgroundobjects" svg:width="11.268cm" svg:height="13.473cm" svg:x="0.967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;p11" draw:style-name="Mgr3" draw:text-style-name="MP5" draw:layer="backgroundobjects" svg:width="11.268cm" svg:height="13.473cm" svg:x="13.165cm" svg:y="4.33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3;p11" draw:style-name="Mgr6" draw:text-style-name="MP7" draw:layer="backgroundobjects" svg:width="1.579cm" svg:height="1.579cm" svg:x="21.788cm" svg:y="1.696cm">
        <draw:image xlink:href="Pictures/10000201000004B0000004B0B6ED551CA1DC2C7C.png" xlink:type="simple" xlink:show="embed" xlink:actuate="onLoad">
          <text:p/>
        </draw:image>
      </draw:frame>
      <draw:frame presentation:style-name="CUSTOM_5f_9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9_5f_1_5f_1-title" draw:layer="backgroundobjects" svg:width="12.699cm" svg:height="9.524cm" svg:x="3.175cm" svg:y="1.93cm" presentation:class="page"/>
        <draw:frame presentation:style-name="CUSTOM_5f_9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_5f_1_5f_1" style:display-name="CUSTOM_2_1_1_1" style:page-layout-name="PM1" draw:style-name="Mdp2">
      <draw:custom-shape draw:name="Google Shape;114;p17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5;p17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7;p17" draw:style-name="Mgr6" draw:text-style-name="MP7" draw:layer="backgroundobjects" svg:width="1.579cm" svg:height="1.579cm" svg:x="2.025cm" svg:y="14.897cm">
        <draw:image xlink:href="Pictures/10000201000004B0000004B0B6ED551CA1DC2C7C.png" xlink:type="simple" xlink:show="embed" xlink:actuate="onLoad">
          <text:p/>
        </draw:image>
      </draw:frame>
      <draw:frame draw:name="Google Shape;118;p17" draw:style-name="Mgr6" draw:text-style-name="MP7" draw:layer="backgroundobjects" svg:width="1.579cm" svg:height="1.579cm" svg:x="21.788cm" svg:y="14.875cm">
        <draw:image xlink:href="Pictures/10000201000004B0000004B0B6ED551CA1DC2C7C.png" xlink:type="simple" xlink:show="embed" xlink:actuate="onLoad">
          <text:p/>
        </draw:image>
      </draw:frame>
      <draw:custom-shape draw:name="Google Shape;119;p17" draw:style-name="Mgr7" draw:text-style-name="MP5" draw:layer="backgroundobjects" svg:width="12.459cm" svg:height="1.526cm" svg:x="6.463cm" svg:y="14.923cm">
        <text:p text:style-name="MP8"><text:span text:style-name="MT3">Obrigado você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_5f_1_5f_1_5f_1-title" draw:layer="backgroundobjects" svg:width="22.859cm" svg:height="3.18cm" svg:x="1.27cm" svg:y="0.76cm" presentation:class="title" presentation:placeholder="true">
        <draw:text-box/>
      </draw:frame>
      <draw:frame presentation:style-name="CUSTOM_5f_2_5f_1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2.699cm" svg:height="9.524cm" svg:x="3.175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custom-shape draw:name="Google Shape;19;p4" draw:style-name="Mgr9" draw:text-style-name="MP6" draw:layer="backgroundobjects" svg:width="9.975cm" svg:height="16.535cm" svg:x="0.967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3" draw:text-style-name="MP5" draw:layer="backgroundobjects" svg:width="13.097cm" svg:height="16.535cm" svg:x="11.556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13" draw:text-style-name="MP11" draw:layer="backgroundobjects" svg:width="7.17cm" svg:height="7.272cm" svg:x="1.995cm" svg:y="9.809cm" presentation:class="title" presentation:user-transformed="true">
        <draw:text-box>
          <text:p text:style-name="MP10"><text:span text:style-name="MT4">xx%</text:span></text:p>
        </draw:text-box>
      </draw:frame>
      <draw:frame draw:name="Google Shape;22;p4" presentation:style-name="SECTION_5f_HEADER-title" draw:layer="backgroundobjects" svg:width="11.837cm" svg:height="3.117cm" svg:x="12.186cm" svg:y="13.964cm" presentation:class="title" presentation:placeholder="true" presentation:user-transformed="true">
        <draw:text-box/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24;p5" draw:style-name="Mgr9" draw:text-style-name="MP6" draw:layer="backgroundobjects" svg:width="9.909cm" svg:height="16.535cm" svg:x="14.522cm" svg:y="1.27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5" draw:style-name="Mgr3" draw:text-style-name="MP5" draw:layer="backgroundobjects" svg:width="13.097cm" svg:height="16.535cm" svg:x="0.753cm" svg:y="1.27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5" presentation:style-name="Mpr16" draw:text-style-name="MP11" draw:layer="backgroundobjects" svg:width="9.549cm" svg:height="7.272cm" svg:x="14.674cm" svg:y="9.809cm" presentation:class="title" presentation:user-transformed="true">
        <draw:text-box>
          <text:p text:style-name="MP12"><text:span text:style-name="MT5">xx%</text:span></text:p>
        </draw:text-box>
      </draw:frame>
      <draw:frame draw:name="Google Shape;27;p5" presentation:style-name="SECTION_5f_TITLE_5f_AND_5f_DESCRIPTION-title" draw:layer="backgroundobjects" svg:width="11.737cm" svg:height="3.117cm" svg:x="1.436cm" svg:y="13.964cm" presentation:class="title" presentation:placeholder="true" presentation:user-transformed="true">
        <draw:text-box/>
      </draw:frame>
      <draw:frame presentation:style-name="SECTION_5f_TITLE_5f_AND_5f_DESCRIPTION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2.699cm" svg:height="9.524cm" svg:x="3.175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29;p6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6" draw:style-name="Mgr4" draw:text-style-name="MP6" draw:layer="backgroundobjects" svg:width="23.466cm" svg:height="2.247cm" svg:x="0.96cm" svg:y="1.9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6" presentation:style-name="TITLE_5f_ONLY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32;p6" draw:style-name="Mgr6" draw:text-style-name="MP7" draw:layer="backgroundobjects" svg:width="1.579cm" svg:height="1.579cm" svg:x="21.788cm" svg:y="2.331cm">
        <draw:image xlink:href="Pictures/10000201000004B0000004B0843588BF4EA32C21.png" xlink:type="simple" xlink:show="embed" xlink:actuate="onLoad">
          <text:p/>
        </draw:image>
      </draw:frame>
      <draw:frame draw:name="Google Shape;33;p6" presentation:style-name="TITLE_5f_ONLY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35;p7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7" draw:style-name="Mgr4" draw:text-style-name="MP6" draw:layer="backgroundobjects" svg:width="23.466cm" svg:height="2.247cm" svg:x="0.96cm" svg:y="1.9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7" presentation:style-name="ONE_5f_COLUMN_5f_TEXT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38;p7" presentation:style-name="ONE_5f_COLUMN_5f_TEXT-outline1" draw:layer="backgroundobjects" svg:width="21.249cm" svg:height="11.775cm" svg:x="2.075cm" svg:y="5.086cm" presentation:class="outline" presentation:placeholder="true" presentation:user-transformed="true">
        <draw:text-box/>
      </draw:frame>
      <draw:frame draw:name="Google Shape;39;p7" draw:style-name="Mgr6" draw:text-style-name="MP7" draw:layer="backgroundobjects" svg:width="1.579cm" svg:height="1.579cm" svg:x="21.788cm" svg:y="2.331cm">
        <draw:image xlink:href="Pictures/10000201000004B0000004B0B6ED551CA1DC2C7C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2.699cm" svg:height="9.524cm" svg:x="3.175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85;p14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6;p14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8;p14" draw:style-name="Mgr6" draw:text-style-name="MP7" draw:layer="backgroundobjects" svg:width="1.579cm" svg:height="1.579cm" svg:x="21.795cm" svg:y="14.875cm">
        <draw:image xlink:href="Pictures/10000201000004B0000004B0843588BF4EA32C21.png" xlink:type="simple" xlink:show="embed" xlink:actuate="onLoad">
          <text:p/>
        </draw:image>
      </draw:frame>
      <draw:frame draw:name="Google Shape;89;p14" draw:style-name="Mgr6" draw:text-style-name="MP7" draw:layer="backgroundobjects" svg:width="1.579cm" svg:height="1.579cm" svg:x="2.025cm" svg:y="14.897cm">
        <draw:image xlink:href="Pictures/10000201000004B0000004B0843588BF4EA32C21.png" xlink:type="simple" xlink:show="embed" xlink:actuate="onLoad">
          <text:p/>
        </draw:image>
      </draw:frame>
      <draw:frame draw:name="Google Shape;90;p14" presentation:style-name="CUSTOM_5f_2_5f_1-title" draw:layer="backgroundobjects" svg:width="12.317cm" svg:height="2.247cm" svg:x="6.537cm" svg:y="14.541cm" presentation:class="title" presentation:placeholder="true" presentation:user-transformed="true">
        <draw:text-box/>
      </draw:frame>
      <draw:frame presentation:style-name="CUSTOM_5f_2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2.699cm" svg:height="9.524cm" svg:x="3.175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_5f_1" style:display-name="CUSTOM_2_1_1" style:page-layout-name="PM1" draw:style-name="Mdp2">
      <draw:custom-shape draw:name="Google Shape;107;p16" draw:style-name="Mgr4" draw:text-style-name="MP6" draw:layer="backgroundobjects" svg:width="23.466cm" svg:height="2.247cm" svg:x="0.96cm" svg:y="14.5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;p16" draw:style-name="Mgr3" draw:text-style-name="MP5" draw:layer="backgroundobjects" svg:width="23.466cm" svg:height="17.382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16" presentation:style-name="CUSTOM_5f_2_5f_1_5f_1-title" draw:layer="backgroundobjects" svg:width="12.317cm" svg:height="2.247cm" svg:x="6.537cm" svg:y="14.541cm" presentation:class="title" presentation:placeholder="true" presentation:user-transformed="true">
        <draw:text-box/>
      </draw:frame>
      <draw:frame draw:name="Google Shape;111;p16" draw:style-name="Mgr6" draw:text-style-name="MP7" draw:layer="backgroundobjects" svg:width="1.579cm" svg:height="1.579cm" svg:x="2.025cm" svg:y="14.897cm">
        <draw:image xlink:href="Pictures/10000201000004B0000004B0B6ED551CA1DC2C7C.png" xlink:type="simple" xlink:show="embed" xlink:actuate="onLoad">
          <text:p/>
        </draw:image>
      </draw:frame>
      <draw:frame draw:name="Google Shape;112;p16" draw:style-name="Mgr6" draw:text-style-name="MP7" draw:layer="backgroundobjects" svg:width="1.579cm" svg:height="1.579cm" svg:x="21.788cm" svg:y="14.875cm">
        <draw:image xlink:href="Pictures/10000201000004B0000004B0B6ED551CA1DC2C7C.png" xlink:type="simple" xlink:show="embed" xlink:actuate="onLoad">
          <text:p/>
        </draw:image>
      </draw:frame>
      <draw:frame presentation:style-name="CUSTOM_5f_2_5f_1_5f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5f_2_5f_1_5f_1-title" draw:layer="backgroundobjects" svg:width="12.699cm" svg:height="9.524cm" svg:x="3.175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_5f_2" style:display-name="CUSTOM_9_2" style:page-layout-name="PM1" draw:style-name="Mdp1">
      <draw:custom-shape draw:name="Google Shape;75;p12" draw:style-name="Mgr4" draw:text-style-name="MP6" draw:layer="backgroundobjects" svg:width="23.466cm" svg:height="2.247cm" svg:x="0.96cm" svg:y="1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2" presentation:style-name="CUSTOM_5f_9_5f_2-title" draw:layer="backgroundobjects" svg:width="17.323cm" svg:height="2.247cm" svg:x="2cm" svg:y="1.362cm" presentation:class="title" presentation:placeholder="true" presentation:user-transformed="true">
        <draw:text-box/>
      </draw:frame>
      <draw:frame draw:name="Google Shape;77;p12" draw:style-name="Mgr6" draw:text-style-name="MP7" draw:layer="backgroundobjects" svg:width="1.579cm" svg:height="1.579cm" svg:x="21.788cm" svg:y="1.696cm">
        <draw:image xlink:href="Pictures/10000201000004B0000004B0843588BF4EA32C21.png" xlink:type="simple" xlink:show="embed" xlink:actuate="onLoad">
          <text:p/>
        </draw:image>
      </draw:frame>
      <draw:frame draw:name="Google Shape;78;p12" presentation:style-name="CUSTOM_5f_9_5f_2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CUSTOM_5f_9_5f_2-title" draw:layer="backgroundobjects" svg:width="12.699cm" svg:height="9.524cm" svg:x="3.175cm" svg:y="1.93cm" presentation:class="page"/>
        <draw:frame presentation:style-name="CUSTOM_5f_9_5f_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_5f_1_5f_1" style:display-name="ONE_COLUMN_TEXT_1_1" style:page-layout-name="PM1" draw:style-name="Mdp1">
      <draw:frame draw:name="Google Shape;44;p9" presentation:style-name="ONE_5f_COLUMN_5f_TEXT_5f_1_5f_1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45;p9" presentation:style-name="ONE_5f_COLUMN_5f_TEXT_5f_1_5f_1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ONE_5f_COLUMN_5f_TEXT_5f_1_5f_1-title" draw:layer="backgroundobjects" svg:width="12.699cm" svg:height="9.524cm" svg:x="3.175cm" svg:y="1.93cm" presentation:class="page"/>
        <draw:frame presentation:style-name="ONE_5f_COLUMN_5f_TEX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_5f_1" style:display-name="ONE_COLUMN_TEXT_1" style:page-layout-name="PM1" draw:style-name="Mdp2">
      <draw:frame draw:name="Google Shape;41;p8" presentation:style-name="ONE_5f_COLUMN_5f_TEXT_5f_1-title" draw:layer="backgroundobjects" svg:width="17.323cm" svg:height="2.247cm" svg:x="2cm" svg:y="1.997cm" presentation:class="title" presentation:placeholder="true" presentation:user-transformed="true">
        <draw:text-box/>
      </draw:frame>
      <draw:frame draw:name="Google Shape;42;p8" presentation:style-name="ONE_5f_COLUMN_5f_TEXT_5f_1-outline1" draw:layer="backgroundobjects" svg:width="21.249cm" svg:height="11.775cm" svg:x="2.075cm" svg:y="5.086cm" presentation:class="outline" presentation:placeholder="true" presentation:user-transformed="true">
        <draw:text-box/>
      </draw:frame>
      <presentation:notes style:page-layout-name="PM2">
        <draw:page-thumbnail presentation:style-name="ONE_5f_COLUMN_5f_TEXT_5f_1-title" draw:layer="backgroundobjects" svg:width="12.699cm" svg:height="9.524cm" svg:x="3.175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8"/>
    <meta:generator>LibreOfficeDev/6.0.5.2$Linux_X86_64 LibreOffice_project/</meta:generator>
  </office:meta>
</office:document-meta>
</file>